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álny" style:master-page-name="MP0" style:family="paragraph">
      <style:paragraph-properties fo:break-before="page"/>
    </style:style>
  </office:automatic-styles>
  <office:body>
    <office:text text:use-soft-page-breaks="true">
      <text:p text:style-name="P1">Nápoj maturanta</text:p>
      <text:p text:style-name="Normálny"/>
      <text:p text:style-name="Normálny">100ml sĺz</text:p>
      <text:p text:style-name="Normálny">200ml úsilia</text:p>
      <text:p text:style-name="Normálny">0ml spánku</text:p>
      <text:p text:style-name="Normálny">20ml hnevu</text:p>
      <text:p text:style-name="Normálny">40ml stresu</text:p>
      <text:p text:style-name="Normálny">40ml vytrvalosti</text:p>
      <text:p text:style-name="Normálny">40ml strachu</text:p>
      <text:p text:style-name="Normálny">Nočné mory</text:p>
      <text:p text:style-name="Normálny">Úzkosť</text:p>
      <text:p text:style-name="Normálny"/>
      <text:p text:style-name="Normálny">Zmiešame v shakery úsilie, vytrvalosť<text:s/>a<text:s/>hnev. Poriadne pretrepeme a do predpripraveného pohára<text:s/>nalejeme slzy, ktoré sme nazbierali zo všetkého toho trápenia pri učení a strese. Dolejeme zmes zo shakera a na záver dodáme stres a strach. Ozdobíme nočnými morami a úzkosťami a máme nápoj úspešného maturanta!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sk" fo:country="SK" style:language-asian="en" style:country-asian="US" style:language-complex="ar" style:country-complex="SA" style:text-combine="none" fo:hyphenate="true"/>
    </style:default-style>
    <style:style style:name="Normálny" style:display-name="Normálny" style:family="paragraph">
      <style:text-properties fo:hyphenate="false"/>
    </style:style>
    <style:style style:name="Predvolenépísmoodseku" style:display-name="Predvolené písmo odseku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Gabriela Emma</meta:initial-creator>
    <dc:creator>Gabriela Emma</dc:creator>
    <meta:creation-date>2023-05-03T18:31:00Z</meta:creation-date>
    <dc:date>2023-05-03T18:31:00Z</dc:date>
    <meta:template xlink:href="Normal.dotm" xlink:type="simple"/>
    <meta:editing-cycles>2</meta:editing-cycles>
    <meta:editing-duration>PT120S</meta:editing-duration>
    <meta:document-statistic meta:page-count="1" meta:paragraph-count="1" meta:word-count="64" meta:character-count="428" meta:row-count="3" meta:non-whitespace-character-count="365"/>
  </office:meta>
</office:document-meta>
</file>